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gile Portfolio Principle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These should be subject to continual iteration based on feedback and user need</text:span></text:p>
          </draw:text-box>
        </draw:frame>
        <draw:custom-shape draw:name="Google Shape;56;p13" draw:style-name="gr1" draw:text-style-name="P5" draw:layer="layout" svg:width="12.84cm" svg:height="0.826cm" svg:x="12.187cm" svg:y="13.186cm">
          <text:p text:style-name="P4"><text:span text:style-name="T3">Attribution-ShareAlike 4.0 International (CC BY-SA 4.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les" draw:style-name="dp1" draw:master-page-name="TITLE_5f_AND_5f_BODY" presentation:presentation-page-layout-name="AL2T1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Principles</text:span></text:p>
          </draw:text-box>
        </draw:frame>
        <draw:frame draw:name="Google Shape;62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Nothing is started without an evidenced user need</text:span></text:p>
              </text:list-item>
              <text:list-item>
                <text:p text:style-name="P8"><text:span text:style-name="T5">Nothing is started without a named person as owner</text:span></text:p>
              </text:list-item>
              <text:list-item>
                <text:p text:style-name="P8"><text:span text:style-name="T5">Nothing is started without a clear statement of what success looks like and how we will measure it</text:span></text:p>
              </text:list-item>
              <text:list-item>
                <text:p text:style-name="P8"><text:span text:style-name="T5">Nothing is started without availability of the necessary people and resources</text:span></text:p>
              </text:list-item>
              <text:list-item>
                <text:p text:style-name="P8"><text:span text:style-name="T5">Nothing is open ended</text:span></text:p>
              </text:list-item>
              <text:list-item>
                <text:p text:style-name="P8"><text:span text:style-name="T5">All teams should embed empowered and active user representatives </text:span></text:p>
              </text:list-item>
              <text:list-item>
                <text:p text:style-name="P8"><text:span text:style-name="T5">We will work in sprints, reviewing progress throughout and holding an open checkpoint every fortnight</text:span></text:p>
              </text:list-item>
              <text:list-item>
                <text:p text:style-name="P8"><text:span text:style-name="T5">The team is empowered to take any decisions within the time, budget and resources allocated </text:span></text:p>
              </text:list-item>
            </text:list>
          </draw:text-box>
        </draw:frame>
        <presentation:notes draw:style-name="dp2">
          <draw:page-thumbnail draw:name="Google Shape;58;g49686554e8_0_0:notes" draw:style-name="gr2" draw:layer="layout" svg:width="16.932cm" svg:height="9.524cm" svg:x="1.059cm" svg:y="1.905cm" draw:page-number="2" presentation:class="page"/>
          <draw:frame draw:name="Google Shape;59;g49686554e8_0_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" draw:style-name="dp1" draw:master-page-name="TITLE_5f_AND_5f_BODY" presentation:presentation-page-layout-name="AL2T1">
        <draw:frame draw:name="Google Shape;67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Process</text:span></text:p>
          </draw:text-box>
        </draw:frame>
        <draw:frame draw:name="Google Shape;68;p1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5">We will start by reviewing on a weekly basis all new proposals.</text:span></text:p>
            <text:p text:style-name="P11"><text:span text:style-name="T5">All product owners will be asked to confirm on a fortnightly basis that they are on <text:s/>track, not blocked and do not need to vary time, scope or resources. If they do then this shifts into exception handling.</text:span></text:p>
            <text:p text:style-name="P11"><text:span text:style-name="T5">The portfolio will have a set size reflecting our resources and commitments.</text:span></text:p>
            <text:p text:style-name="P11"><text:span text:style-name="T5">That set size must not be varied. “Priorities” cannot be added to the portfolio without things being removed. One in means one out. </text:span></text:p>
            <text:p text:style-name="P12"><text:span text:style-name="T5">The portfolio size can only be varied by the Board.</text:span></text:p>
          </draw:text-box>
        </draw:frame>
        <presentation:notes draw:style-name="dp2">
          <draw:page-thumbnail draw:name="Google Shape;64;g49686554e8_0_10:notes" draw:style-name="gr2" draw:layer="layout" svg:width="16.932cm" svg:height="9.524cm" svg:x="1.059cm" svg:y="1.905cm" draw:page-number="3" presentation:class="page"/>
          <draw:frame draw:name="Google Shape;65;g49686554e8_0_1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s" draw:style-name="dp1" draw:master-page-name="TITLE_5f_AND_5f_BODY" presentation:presentation-page-layout-name="AL2T1">
        <draw:frame draw:name="Google Shape;73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Steps</text:span></text:p>
          </draw:text-box>
        </draw:frame>
        <draw:frame draw:name="Google Shape;74;p1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5">The portfolio is managed by a core portfolio team.</text:span></text:p>
            <text:p text:style-name="P11"><text:span text:style-name="T5">The weekly review meeting will have representation from Head of Technical Architecture, Head of Service Architecture, Head of Data, Head of User Research and Head of Service Design.</text:span></text:p>
            <text:p text:style-name="P11"><text:span text:style-name="T5">Finance and HR will be invited by exception as it is assumed that submissions will already have financial and HR approval for resources and people.</text:span></text:p>
            <text:p text:style-name="P12"><text:span text:style-name="T5">The named owner is responsible for taking the proposal through initiation and subsequent reviews</text:span></text:p>
          </draw:text-box>
        </draw:frame>
        <presentation:notes draw:style-name="dp2">
          <draw:page-thumbnail draw:name="Google Shape;70;g49686554e8_0_15:notes" draw:style-name="gr2" draw:layer="layout" svg:width="16.932cm" svg:height="9.524cm" svg:x="1.059cm" svg:y="1.905cm" draw:page-number="4" presentation:class="page"/>
          <draw:frame draw:name="Google Shape;71;g49686554e8_0_1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view Questions" draw:style-name="dp1" draw:master-page-name="TITLE_5f_AND_5f_BODY" presentation:presentation-page-layout-name="AL2T1">
        <draw:frame draw:name="Google Shape;79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Review Questions</text:span></text:p>
          </draw:text-box>
        </draw:frame>
        <draw:frame draw:name="Google Shape;80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8"><text:span text:style-name="T5">Have we done this before?</text:span></text:p>
              </text:list-item>
              <text:list-item>
                <text:p text:style-name="P8"><text:span text:style-name="T5">Do we have a pattern (technical, design, user, data) for some or all of this?</text:span></text:p>
              </text:list-item>
              <text:list-item>
                <text:p text:style-name="P8"><text:span text:style-name="T5">Does this overlap with anything else we are doing?</text:span></text:p>
              </text:list-item>
              <text:list-item>
                <text:p text:style-name="P8"><text:span text:style-name="T5">Has someone else done something similar we can reuse or learn from?</text:span></text:p>
              </text:list-item>
              <text:list-item>
                <text:p text:style-name="P8"><text:span text:style-name="T5">Do we have the right skills available?</text:span></text:p>
              </text:list-item>
              <text:list-item>
                <text:p text:style-name="P8"><text:span text:style-name="T5">What would we stop doing to do this?</text:span></text:p>
              </text:list-item>
              <text:list-item>
                <text:p text:style-name="P8"><text:span text:style-name="T5">Do we have the bandwidth to do this now?</text:span></text:p>
              </text:list-item>
              <text:list-item>
                <text:p text:style-name="P8"><text:span text:style-name="T5">Can we risk doing this now?</text:span></text:p>
              </text:list-item>
              <text:list-item>
                <text:p text:style-name="P8"><text:span text:style-name="T5">Is the user need actually evidenced?</text:span></text:p>
              </text:list-item>
              <text:list-item>
                <text:p text:style-name="P8"><text:span text:style-name="T5">Are we creating a new silo or reinforcing existing blockers around legacy tech and services?</text:span></text:p>
              </text:list-item>
              <text:list-item>
                <text:p text:style-name="P8"><text:span text:style-name="T5">What are the dependencies?</text:span></text:p>
              </text:list-item>
            </text:list>
            <text:p text:style-name="P12"><text:span text:style-name="T5"/></text:p>
          </draw:text-box>
        </draw:frame>
        <presentation:notes draw:style-name="dp2">
          <draw:page-thumbnail draw:name="Google Shape;76;g49686554e8_0_5:notes" draw:style-name="gr2" draw:layer="layout" svg:width="16.932cm" svg:height="9.524cm" svg:x="1.059cm" svg:y="1.905cm" draw:page-number="5" presentation:class="page"/>
          <draw:frame draw:name="Google Shape;77;g49686554e8_0_5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9"/>
    <meta:generator>LibreOfficeDev/6.0.5.2$Linux_X86_64 LibreOffice_project/</meta:generator>
  </office:meta>
</office:document-meta>
</file>